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Live Data"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Symbol">
            <text:p>Symbol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Market Capitalization">
            <text:p>Market Capitalization</text:p>
          </table:table-cell>
          <table:table-cell table:style-name="pd1" office:value-type="string" office:value="24-hour Trading Volume">
            <text:p>24-hour Trading Volume</text:p>
          </table:table-cell>
          <table:table-cell table:style-name="pd1" office:value-type="string" office:value="Price Change (24h %)">
            <text:p>Price Change (24h %)</text:p>
          </table:table-cell>
          <table:table-cell table:style-name="pd1" office:value-type="string" office:value="24h High">
            <text:p>24h High</text:p>
          </table:table-cell>
          <table:table-cell table:style-name="pd1" office:value-type="string" office:value="24h Low">
            <text:p>24h Low</text:p>
          </table:table-cell>
          <table:table-cell table:style-name="pd1" office:value-type="string" office:value="Circulating Supply">
            <text:p>Circulating Supply</text:p>
          </table:table-cell>
          <table:table-cell table:style-name="pd1" office:value-type="string" office:value="All Time High">
            <text:p>All Time High</text:p>
          </table:table-cell>
          <table:table-cell table:style-name="pd1" office:value-type="string" office:value="ATH Change %">
            <text:p>ATH Change %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string" office:value="btc">
            <text:p>btc</text:p>
          </table:table-cell>
          <table:table-cell office:value-type="string" office:value="$87,878.00">
            <text:p>$87,878.00</text:p>
          </table:table-cell>
          <table:table-cell office:value-type="string" office:value="$1,741,990,176,586">
            <text:p>$1,741,990,176,586</text:p>
          </table:table-cell>
          <table:table-cell office:value-type="string" office:value="$59,225,662,657">
            <text:p>$59,225,662,657</text:p>
          </table:table-cell>
          <table:table-cell office:value-type="string" office:value="+4.92%">
            <text:p>+4.92%</text:p>
          </table:table-cell>
          <table:table-cell office:value-type="string" office:value="$88,896.00">
            <text:p>$88,896.00</text:p>
          </table:table-cell>
          <table:table-cell office:value-type="string" office:value="$81,688.00">
            <text:p>$81,688.00</text:p>
          </table:table-cell>
          <table:table-cell office:value-type="string" office:value="19,832,371">
            <text:p>19,832,371</text:p>
          </table:table-cell>
          <table:table-cell office:value-type="string" office:value="$108,786.00">
            <text:p>$108,786.00</text:p>
          </table:table-cell>
          <table:table-cell office:value-type="string" office:value="-19.25%">
            <text:p>-19.25%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string" office:value="eth">
            <text:p>eth</text:p>
          </table:table-cell>
          <table:table-cell office:value-type="string" office:value="$2,217.18">
            <text:p>$2,217.18</text:p>
          </table:table-cell>
          <table:table-cell office:value-type="string" office:value="$267,220,613,415">
            <text:p>$267,220,613,415</text:p>
          </table:table-cell>
          <table:table-cell office:value-type="string" office:value="$29,475,639,521">
            <text:p>$29,475,639,521</text:p>
          </table:table-cell>
          <table:table-cell office:value-type="string" office:value="+5.86%">
            <text:p>+5.86%</text:p>
          </table:table-cell>
          <table:table-cell office:value-type="string" office:value="$2,216.73">
            <text:p>$2,216.73</text:p>
          </table:table-cell>
          <table:table-cell office:value-type="string" office:value="$2,022.69">
            <text:p>$2,022.69</text:p>
          </table:table-cell>
          <table:table-cell office:value-type="string" office:value="120,592,467">
            <text:p>120,592,467</text:p>
          </table:table-cell>
          <table:table-cell office:value-type="string" office:value="$4,878.26">
            <text:p>$4,878.26</text:p>
          </table:table-cell>
          <table:table-cell office:value-type="string" office:value="-54.57%">
            <text:p>-54.57%</text:p>
          </table:table-cell>
        </table:table-row>
        <table:table-row>
          <table:table-cell office:value-type="string" office:value="XRP">
            <text:p>XRP</text:p>
          </table:table-cell>
          <table:table-cell office:value-type="string" office:value="xrp">
            <text:p>xrp</text:p>
          </table:table-cell>
          <table:table-cell office:value-type="string" office:value="$2.48">
            <text:p>$2.48</text:p>
          </table:table-cell>
          <table:table-cell office:value-type="string" office:value="$143,391,504,920">
            <text:p>$143,391,504,920</text:p>
          </table:table-cell>
          <table:table-cell office:value-type="string" office:value="$8,075,805,826">
            <text:p>$8,075,805,826</text:p>
          </table:table-cell>
          <table:table-cell office:value-type="string" office:value="+5.20%">
            <text:p>+5.20%</text:p>
          </table:table-cell>
          <table:table-cell office:value-type="string" office:value="$2.53">
            <text:p>$2.53</text:p>
          </table:table-cell>
          <table:table-cell office:value-type="string" office:value="$2.30">
            <text:p>$2.30</text:p>
          </table:table-cell>
          <table:table-cell office:value-type="string" office:value="57,949,738,512">
            <text:p>57,949,738,512</text:p>
          </table:table-cell>
          <table:table-cell office:value-type="string" office:value="$3.40">
            <text:p>$3.40</text:p>
          </table:table-cell>
          <table:table-cell office:value-type="string" office:value="-27.23%">
            <text:p>-27.23%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string" office:value="usdt">
            <text:p>usdt</text:p>
          </table:table-cell>
          <table:table-cell office:value-type="string" office:value="$1.00">
            <text:p>$1.00</text:p>
          </table:table-cell>
          <table:table-cell office:value-type="string" office:value="$142,464,233,298">
            <text:p>$142,464,233,298</text:p>
          </table:table-cell>
          <table:table-cell office:value-type="string" office:value="$95,811,012,158">
            <text:p>$95,811,012,158</text:p>
          </table:table-cell>
          <table:table-cell office:value-type="string" office:value="+0.04%">
            <text:p>+0.04%</text:p>
          </table:table-cell>
          <table:table-cell office:value-type="string" office:value="$1.00">
            <text:p>$1.00</text:p>
          </table:table-cell>
          <table:table-cell office:value-type="string" office:value="$1.00">
            <text:p>$1.00</text:p>
          </table:table-cell>
          <table:table-cell office:value-type="string" office:value="142,495,395,119">
            <text:p>142,495,395,119</text:p>
          </table:table-cell>
          <table:table-cell office:value-type="string" office:value="$1.32">
            <text:p>$1.32</text:p>
          </table:table-cell>
          <table:table-cell office:value-type="string" office:value="-24.44%">
            <text:p>-24.44%</text:p>
          </table:table-cell>
        </table:table-row>
        <table:table-row>
          <table:table-cell office:value-type="string" office:value="BNB">
            <text:p>BNB</text:p>
          </table:table-cell>
          <table:table-cell office:value-type="string" office:value="bnb">
            <text:p>bnb</text:p>
          </table:table-cell>
          <table:table-cell office:value-type="string" office:value="$599.28">
            <text:p>$599.28</text:p>
          </table:table-cell>
          <table:table-cell office:value-type="string" office:value="$87,355,706,732">
            <text:p>$87,355,706,732</text:p>
          </table:table-cell>
          <table:table-cell office:value-type="string" office:value="$1,047,317,447">
            <text:p>$1,047,317,447</text:p>
          </table:table-cell>
          <table:table-cell office:value-type="string" office:value="+5.69%">
            <text:p>+5.69%</text:p>
          </table:table-cell>
          <table:table-cell office:value-type="string" office:value="$598.80">
            <text:p>$598.80</text:p>
          </table:table-cell>
          <table:table-cell office:value-type="string" office:value="$560.33">
            <text:p>$560.33</text:p>
          </table:table-cell>
          <table:table-cell office:value-type="string" office:value="145,887,576">
            <text:p>145,887,576</text:p>
          </table:table-cell>
          <table:table-cell office:value-type="string" office:value="$788.84">
            <text:p>$788.84</text:p>
          </table:table-cell>
          <table:table-cell office:value-type="string" office:value="-24.06%">
            <text:p>-24.06%</text:p>
          </table:table-cell>
        </table:table-row>
        <table:table-row>
          <table:table-cell office:value-type="string" office:value="Solana">
            <text:p>Solana</text:p>
          </table:table-cell>
          <table:table-cell office:value-type="string" office:value="sol">
            <text:p>sol</text:p>
          </table:table-cell>
          <table:table-cell office:value-type="string" office:value="$144.11">
            <text:p>$144.11</text:p>
          </table:table-cell>
          <table:table-cell office:value-type="string" office:value="$73,199,026,625">
            <text:p>$73,199,026,625</text:p>
          </table:table-cell>
          <table:table-cell office:value-type="string" office:value="$7,487,474,903">
            <text:p>$7,487,474,903</text:p>
          </table:table-cell>
          <table:table-cell office:value-type="string" office:value="+4.70%">
            <text:p>+4.70%</text:p>
          </table:table-cell>
          <table:table-cell office:value-type="string" office:value="$146.55">
            <text:p>$146.55</text:p>
          </table:table-cell>
          <table:table-cell office:value-type="string" office:value="$132.68">
            <text:p>$132.68</text:p>
          </table:table-cell>
          <table:table-cell office:value-type="string" office:value="507,942,655">
            <text:p>507,942,655</text:p>
          </table:table-cell>
          <table:table-cell office:value-type="string" office:value="$293.31">
            <text:p>$293.31</text:p>
          </table:table-cell>
          <table:table-cell office:value-type="string" office:value="-50.90%">
            <text:p>-50.90%</text:p>
          </table:table-cell>
        </table:table-row>
        <table:table-row>
          <table:table-cell office:value-type="string" office:value="USDC">
            <text:p>USDC</text:p>
          </table:table-cell>
          <table:table-cell office:value-type="string" office:value="usdc">
            <text:p>usdc</text:p>
          </table:table-cell>
          <table:table-cell office:value-type="string" office:value="$1.00">
            <text:p>$1.00</text:p>
          </table:table-cell>
          <table:table-cell office:value-type="string" office:value="$56,438,843,203">
            <text:p>$56,438,843,203</text:p>
          </table:table-cell>
          <table:table-cell office:value-type="string" office:value="$13,464,312,850">
            <text:p>$13,464,312,850</text:p>
          </table:table-cell>
          <table:table-cell office:value-type="string" office:value="+0.00%">
            <text:p>+0.00%</text:p>
          </table:table-cell>
          <table:table-cell office:value-type="string" office:value="$1.00">
            <text:p>$1.00</text:p>
          </table:table-cell>
          <table:table-cell office:value-type="string" office:value="$1.00">
            <text:p>$1.00</text:p>
          </table:table-cell>
          <table:table-cell office:value-type="string" office:value="56,446,744,408">
            <text:p>56,446,744,408</text:p>
          </table:table-cell>
          <table:table-cell office:value-type="string" office:value="$1.17">
            <text:p>$1.17</text:p>
          </table:table-cell>
          <table:table-cell office:value-type="string" office:value="-14.74%">
            <text:p>-14.74%</text:p>
          </table:table-cell>
        </table:table-row>
        <table:table-row>
          <table:table-cell office:value-type="string" office:value="Cardano">
            <text:p>Cardano</text:p>
          </table:table-cell>
          <table:table-cell office:value-type="string" office:value="ada">
            <text:p>ada</text:p>
          </table:table-cell>
          <table:table-cell office:value-type="string" office:value="$0.95">
            <text:p>$0.95</text:p>
          </table:table-cell>
          <table:table-cell office:value-type="string" office:value="$34,055,917,353">
            <text:p>$34,055,917,353</text:p>
          </table:table-cell>
          <table:table-cell office:value-type="string" office:value="$4,402,599,473">
            <text:p>$4,402,599,473</text:p>
          </table:table-cell>
          <table:table-cell office:value-type="string" office:value="+16.22%">
            <text:p>+16.22%</text:p>
          </table:table-cell>
          <table:table-cell office:value-type="string" office:value="$0.98">
            <text:p>$0.98</text:p>
          </table:table-cell>
          <table:table-cell office:value-type="string" office:value="$0.78">
            <text:p>$0.78</text:p>
          </table:table-cell>
          <table:table-cell office:value-type="string" office:value="35,949,488,472">
            <text:p>35,949,488,472</text:p>
          </table:table-cell>
          <table:table-cell office:value-type="string" office:value="$3.09">
            <text:p>$3.09</text:p>
          </table:table-cell>
          <table:table-cell office:value-type="string" office:value="-69.32%">
            <text:p>-69.32%</text:p>
          </table:table-cell>
        </table:table-row>
        <table:table-row>
          <table:table-cell office:value-type="string" office:value="Dogecoin">
            <text:p>Dogecoin</text:p>
          </table:table-cell>
          <table:table-cell office:value-type="string" office:value="doge">
            <text:p>doge</text:p>
          </table:table-cell>
          <table:table-cell office:value-type="string" office:value="$0.20">
            <text:p>$0.20</text:p>
          </table:table-cell>
          <table:table-cell office:value-type="string" office:value="$29,755,937,712">
            <text:p>$29,755,937,712</text:p>
          </table:table-cell>
          <table:table-cell office:value-type="string" office:value="$1,929,070,452">
            <text:p>$1,929,070,452</text:p>
          </table:table-cell>
          <table:table-cell office:value-type="string" office:value="+4.26%">
            <text:p>+4.26%</text:p>
          </table:table-cell>
          <table:table-cell office:value-type="string" office:value="$0.20">
            <text:p>$0.20</text:p>
          </table:table-cell>
          <table:table-cell office:value-type="string" office:value="$0.19">
            <text:p>$0.19</text:p>
          </table:table-cell>
          <table:table-cell office:value-type="string" office:value="148,057,346,384">
            <text:p>148,057,346,384</text:p>
          </table:table-cell>
          <table:table-cell office:value-type="string" office:value="$0.73">
            <text:p>$0.73</text:p>
          </table:table-cell>
          <table:table-cell office:value-type="string" office:value="-72.53%">
            <text:p>-72.53%</text:p>
          </table:table-cell>
        </table:table-row>
        <table:table-row>
          <table:table-cell office:value-type="string" office:value="Lido Staked Ether">
            <text:p>Lido Staked Ether</text:p>
          </table:table-cell>
          <table:table-cell office:value-type="string" office:value="steth">
            <text:p>steth</text:p>
          </table:table-cell>
          <table:table-cell office:value-type="string" office:value="$2,217.81">
            <text:p>$2,217.81</text:p>
          </table:table-cell>
          <table:table-cell office:value-type="string" office:value="$20,812,922,965">
            <text:p>$20,812,922,965</text:p>
          </table:table-cell>
          <table:table-cell office:value-type="string" office:value="$109,316,024">
            <text:p>$109,316,024</text:p>
          </table:table-cell>
          <table:table-cell office:value-type="string" office:value="+6.15%">
            <text:p>+6.15%</text:p>
          </table:table-cell>
          <table:table-cell office:value-type="string" office:value="$2,218.35">
            <text:p>$2,218.35</text:p>
          </table:table-cell>
          <table:table-cell office:value-type="string" office:value="$2,019.47">
            <text:p>$2,019.47</text:p>
          </table:table-cell>
          <table:table-cell office:value-type="string" office:value="9,391,079">
            <text:p>9,391,079</text:p>
          </table:table-cell>
          <table:table-cell office:value-type="string" office:value="$4,829.57">
            <text:p>$4,829.57</text:p>
          </table:table-cell>
          <table:table-cell office:value-type="string" office:value="-54.09%">
            <text:p>-54.09%</text:p>
          </table:table-cell>
        </table:table-row>
        <table:table-row>
          <table:table-cell office:value-type="string" office:value="TRON">
            <text:p>TRON</text:p>
          </table:table-cell>
          <table:table-cell office:value-type="string" office:value="trx">
            <text:p>trx</text:p>
          </table:table-cell>
          <table:table-cell office:value-type="string" office:value="$0.24">
            <text:p>$0.24</text:p>
          </table:table-cell>
          <table:table-cell office:value-type="string" office:value="$20,761,127,632">
            <text:p>$20,761,127,632</text:p>
          </table:table-cell>
          <table:table-cell office:value-type="string" office:value="$1,134,823,366">
            <text:p>$1,134,823,366</text:p>
          </table:table-cell>
          <table:table-cell office:value-type="string" office:value="+3.19%">
            <text:p>+3.19%</text:p>
          </table:table-cell>
          <table:table-cell office:value-type="string" office:value="$0.24">
            <text:p>$0.24</text:p>
          </table:table-cell>
          <table:table-cell office:value-type="string" office:value="$0.23">
            <text:p>$0.23</text:p>
          </table:table-cell>
          <table:table-cell office:value-type="string" office:value="86,057,092,196">
            <text:p>86,057,092,196</text:p>
          </table:table-cell>
          <table:table-cell office:value-type="string" office:value="$0.43">
            <text:p>$0.43</text:p>
          </table:table-cell>
          <table:table-cell office:value-type="string" office:value="-44.05%">
            <text:p>-44.05%</text:p>
          </table:table-cell>
        </table:table-row>
        <table:table-row>
          <table:table-cell office:value-type="string" office:value="Pi Network">
            <text:p>Pi Network</text:p>
          </table:table-cell>
          <table:table-cell office:value-type="string" office:value="pi">
            <text:p>pi</text:p>
          </table:table-cell>
          <table:table-cell office:value-type="string" office:value="$1.93">
            <text:p>$1.93</text:p>
          </table:table-cell>
          <table:table-cell office:value-type="string" office:value="$13,425,510,896">
            <text:p>$13,425,510,896</text:p>
          </table:table-cell>
          <table:table-cell office:value-type="string" office:value="$756,958,297">
            <text:p>$756,958,297</text:p>
          </table:table-cell>
          <table:table-cell office:value-type="string" office:value="+11.00%">
            <text:p>+11.00%</text:p>
          </table:table-cell>
          <table:table-cell office:value-type="string" office:value="$1.92">
            <text:p>$1.92</text:p>
          </table:table-cell>
          <table:table-cell office:value-type="string" office:value="$1.72">
            <text:p>$1.72</text:p>
          </table:table-cell>
          <table:table-cell office:value-type="string" office:value="6,987,103,914">
            <text:p>6,987,103,914</text:p>
          </table:table-cell>
          <table:table-cell office:value-type="string" office:value="$2.99">
            <text:p>$2.99</text:p>
          </table:table-cell>
          <table:table-cell office:value-type="string" office:value="-35.92%">
            <text:p>-35.92%</text:p>
          </table:table-cell>
        </table:table-row>
        <table:table-row>
          <table:table-cell office:value-type="string" office:value="Wrapped Bitcoin">
            <text:p>Wrapped Bitcoin</text:p>
          </table:table-cell>
          <table:table-cell office:value-type="string" office:value="wbtc">
            <text:p>wbtc</text:p>
          </table:table-cell>
          <table:table-cell office:value-type="string" office:value="$87,571.00">
            <text:p>$87,571.00</text:p>
          </table:table-cell>
          <table:table-cell office:value-type="string" office:value="$11,307,724,666">
            <text:p>$11,307,724,666</text:p>
          </table:table-cell>
          <table:table-cell office:value-type="string" office:value="$454,801,027">
            <text:p>$454,801,027</text:p>
          </table:table-cell>
          <table:table-cell office:value-type="string" office:value="+4.84%">
            <text:p>+4.84%</text:p>
          </table:table-cell>
          <table:table-cell office:value-type="string" office:value="$88,685.00">
            <text:p>$88,685.00</text:p>
          </table:table-cell>
          <table:table-cell office:value-type="string" office:value="$81,714.00">
            <text:p>$81,714.00</text:p>
          </table:table-cell>
          <table:table-cell office:value-type="string" office:value="129,015">
            <text:p>129,015</text:p>
          </table:table-cell>
          <table:table-cell office:value-type="string" office:value="$108,368.00">
            <text:p>$108,368.00</text:p>
          </table:table-cell>
          <table:table-cell office:value-type="string" office:value="-19.16%">
            <text:p>-19.16%</text:p>
          </table:table-cell>
        </table:table-row>
        <table:table-row>
          <table:table-cell office:value-type="string" office:value="Hedera">
            <text:p>Hedera</text:p>
          </table:table-cell>
          <table:table-cell office:value-type="string" office:value="hbar">
            <text:p>hbar</text:p>
          </table:table-cell>
          <table:table-cell office:value-type="string" office:value="$0.26">
            <text:p>$0.26</text:p>
          </table:table-cell>
          <table:table-cell office:value-type="string" office:value="$10,772,335,254">
            <text:p>$10,772,335,254</text:p>
          </table:table-cell>
          <table:table-cell office:value-type="string" office:value="$829,995,301">
            <text:p>$829,995,301</text:p>
          </table:table-cell>
          <table:table-cell office:value-type="string" office:value="+11.40%">
            <text:p>+11.40%</text:p>
          </table:table-cell>
          <table:table-cell office:value-type="string" office:value="$0.26">
            <text:p>$0.26</text:p>
          </table:table-cell>
          <table:table-cell office:value-type="string" office:value="$0.23">
            <text:p>$0.23</text:p>
          </table:table-cell>
          <table:table-cell office:value-type="string" office:value="41,908,412,969">
            <text:p>41,908,412,969</text:p>
          </table:table-cell>
          <table:table-cell office:value-type="string" office:value="$0.57">
            <text:p>$0.57</text:p>
          </table:table-cell>
          <table:table-cell office:value-type="string" office:value="-54.82%">
            <text:p>-54.82%</text:p>
          </table:table-cell>
        </table:table-row>
        <table:table-row>
          <table:table-cell office:value-type="string" office:value="Chainlink">
            <text:p>Chainlink</text:p>
          </table:table-cell>
          <table:table-cell office:value-type="string" office:value="link">
            <text:p>link</text:p>
          </table:table-cell>
          <table:table-cell office:value-type="string" office:value="$15.72">
            <text:p>$15.72</text:p>
          </table:table-cell>
          <table:table-cell office:value-type="string" office:value="$9,996,028,581">
            <text:p>$9,996,028,581</text:p>
          </table:table-cell>
          <table:table-cell office:value-type="string" office:value="$994,896,724">
            <text:p>$994,896,724</text:p>
          </table:table-cell>
          <table:table-cell office:value-type="string" office:value="+13.75%">
            <text:p>+13.75%</text:p>
          </table:table-cell>
          <table:table-cell office:value-type="string" office:value="$15.66">
            <text:p>$15.66</text:p>
          </table:table-cell>
          <table:table-cell office:value-type="string" office:value="$13.25">
            <text:p>$13.25</text:p>
          </table:table-cell>
          <table:table-cell office:value-type="string" office:value="638,099,970">
            <text:p>638,099,970</text:p>
          </table:table-cell>
          <table:table-cell office:value-type="string" office:value="$52.70">
            <text:p>$52.70</text:p>
          </table:table-cell>
          <table:table-cell office:value-type="string" office:value="-70.29%">
            <text:p>-70.29%</text:p>
          </table:table-cell>
        </table:table-row>
        <table:table-row>
          <table:table-cell office:value-type="string" office:value="Wrapped stETH">
            <text:p>Wrapped stETH</text:p>
          </table:table-cell>
          <table:table-cell office:value-type="string" office:value="wsteth">
            <text:p>wsteth</text:p>
          </table:table-cell>
          <table:table-cell office:value-type="string" office:value="$2,649.49">
            <text:p>$2,649.49</text:p>
          </table:table-cell>
          <table:table-cell office:value-type="string" office:value="$9,386,877,048">
            <text:p>$9,386,877,048</text:p>
          </table:table-cell>
          <table:table-cell office:value-type="string" office:value="$62,979,550">
            <text:p>$62,979,550</text:p>
          </table:table-cell>
          <table:table-cell office:value-type="string" office:value="+5.82%">
            <text:p>+5.82%</text:p>
          </table:table-cell>
          <table:table-cell office:value-type="string" office:value="$2,653.02">
            <text:p>$2,653.02</text:p>
          </table:table-cell>
          <table:table-cell office:value-type="string" office:value="$2,421.86">
            <text:p>$2,421.86</text:p>
          </table:table-cell>
          <table:table-cell office:value-type="string" office:value="3,544,940">
            <text:p>3,544,940</text:p>
          </table:table-cell>
          <table:table-cell office:value-type="string" office:value="$7,256.02">
            <text:p>$7,256.02</text:p>
          </table:table-cell>
          <table:table-cell office:value-type="string" office:value="-63.49%">
            <text:p>-63.49%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string" office:value="leo">
            <text:p>leo</text:p>
          </table:table-cell>
          <table:table-cell office:value-type="string" office:value="$9.92">
            <text:p>$9.92</text:p>
          </table:table-cell>
          <table:table-cell office:value-type="string" office:value="$9,163,718,802">
            <text:p>$9,163,718,802</text:p>
          </table:table-cell>
          <table:table-cell office:value-type="string" office:value="$5,249,793">
            <text:p>$5,249,793</text:p>
          </table:table-cell>
          <table:table-cell office:value-type="string" office:value="-0.20%">
            <text:p>-0.20%</text:p>
          </table:table-cell>
          <table:table-cell office:value-type="string" office:value="$10.07">
            <text:p>$10.07</text:p>
          </table:table-cell>
          <table:table-cell office:value-type="string" office:value="$9.66">
            <text:p>$9.66</text:p>
          </table:table-cell>
          <table:table-cell office:value-type="string" office:value="924,008,171">
            <text:p>924,008,171</text:p>
          </table:table-cell>
          <table:table-cell office:value-type="string" office:value="$10.07">
            <text:p>$10.07</text:p>
          </table:table-cell>
          <table:table-cell office:value-type="string" office:value="-1.56%">
            <text:p>-1.56%</text:p>
          </table:table-cell>
        </table:table-row>
        <table:table-row>
          <table:table-cell office:value-type="string" office:value="Stellar">
            <text:p>Stellar</text:p>
          </table:table-cell>
          <table:table-cell office:value-type="string" office:value="xlm">
            <text:p>xlm</text:p>
          </table:table-cell>
          <table:table-cell office:value-type="string" office:value="$0.30">
            <text:p>$0.30</text:p>
          </table:table-cell>
          <table:table-cell office:value-type="string" office:value="$9,155,908,245">
            <text:p>$9,155,908,245</text:p>
          </table:table-cell>
          <table:table-cell office:value-type="string" office:value="$328,173,469">
            <text:p>$328,173,469</text:p>
          </table:table-cell>
          <table:table-cell office:value-type="string" office:value="+4.78%">
            <text:p>+4.78%</text:p>
          </table:table-cell>
          <table:table-cell office:value-type="string" office:value="$0.30">
            <text:p>$0.30</text:p>
          </table:table-cell>
          <table:table-cell office:value-type="string" office:value="$0.28">
            <text:p>$0.28</text:p>
          </table:table-cell>
          <table:table-cell office:value-type="string" office:value="30,691,658,341">
            <text:p>30,691,658,341</text:p>
          </table:table-cell>
          <table:table-cell office:value-type="string" office:value="$0.88">
            <text:p>$0.88</text:p>
          </table:table-cell>
          <table:table-cell office:value-type="string" office:value="-65.94%">
            <text:p>-65.94%</text:p>
          </table:table-cell>
        </table:table-row>
        <table:table-row>
          <table:table-cell office:value-type="string" office:value="Avalanche">
            <text:p>Avalanche</text:p>
          </table:table-cell>
          <table:table-cell office:value-type="string" office:value="avax">
            <text:p>avax</text:p>
          </table:table-cell>
          <table:table-cell office:value-type="string" office:value="$20.44">
            <text:p>$20.44</text:p>
          </table:table-cell>
          <table:table-cell office:value-type="string" office:value="$8,463,745,134">
            <text:p>$8,463,745,134</text:p>
          </table:table-cell>
          <table:table-cell office:value-type="string" office:value="$631,864,672">
            <text:p>$631,864,672</text:p>
          </table:table-cell>
          <table:table-cell office:value-type="string" office:value="+1.32%">
            <text:p>+1.32%</text:p>
          </table:table-cell>
          <table:table-cell office:value-type="string" office:value="$20.49">
            <text:p>$20.49</text:p>
          </table:table-cell>
          <table:table-cell office:value-type="string" office:value="$19.18">
            <text:p>$19.18</text:p>
          </table:table-cell>
          <table:table-cell office:value-type="string" office:value="414,131,255">
            <text:p>414,131,255</text:p>
          </table:table-cell>
          <table:table-cell office:value-type="string" office:value="$144.96">
            <text:p>$144.96</text:p>
          </table:table-cell>
          <table:table-cell office:value-type="string" office:value="-85.91%">
            <text:p>-85.91%</text:p>
          </table:table-cell>
        </table:table-row>
        <table:table-row>
          <table:table-cell office:value-type="string" office:value="Sui">
            <text:p>Sui</text:p>
          </table:table-cell>
          <table:table-cell office:value-type="string" office:value="sui">
            <text:p>sui</text:p>
          </table:table-cell>
          <table:table-cell office:value-type="string" office:value="$2.53">
            <text:p>$2.53</text:p>
          </table:table-cell>
          <table:table-cell office:value-type="string" office:value="$7,994,742,888">
            <text:p>$7,994,742,888</text:p>
          </table:table-cell>
          <table:table-cell office:value-type="string" office:value="$1,310,381,519">
            <text:p>$1,310,381,519</text:p>
          </table:table-cell>
          <table:table-cell office:value-type="string" office:value="+3.43%">
            <text:p>+3.43%</text:p>
          </table:table-cell>
          <table:table-cell office:value-type="string" office:value="$2.58">
            <text:p>$2.58</text:p>
          </table:table-cell>
          <table:table-cell office:value-type="string" office:value="$2.29">
            <text:p>$2.29</text:p>
          </table:table-cell>
          <table:table-cell office:value-type="string" office:value="3,169,845,047">
            <text:p>3,169,845,047</text:p>
          </table:table-cell>
          <table:table-cell office:value-type="string" office:value="$5.35">
            <text:p>$5.35</text:p>
          </table:table-cell>
          <table:table-cell office:value-type="string" office:value="-53.06%">
            <text:p>-53.06%</text:p>
          </table:table-cell>
        </table:table-row>
        <table:table-row>
          <table:table-cell office:value-type="string" office:value="USDS">
            <text:p>USDS</text:p>
          </table:table-cell>
          <table:table-cell office:value-type="string" office:value="usds">
            <text:p>usds</text:p>
          </table:table-cell>
          <table:table-cell office:value-type="string" office:value="$1.00">
            <text:p>$1.00</text:p>
          </table:table-cell>
          <table:table-cell office:value-type="string" office:value="$7,979,350,593">
            <text:p>$7,979,350,593</text:p>
          </table:table-cell>
          <table:table-cell office:value-type="string" office:value="$50,310,110">
            <text:p>$50,310,110</text:p>
          </table:table-cell>
          <table:table-cell office:value-type="string" office:value="+0.01%">
            <text:p>+0.01%</text:p>
          </table:table-cell>
          <table:table-cell office:value-type="string" office:value="$1.00">
            <text:p>$1.00</text:p>
          </table:table-cell>
          <table:table-cell office:value-type="string" office:value="$1.00">
            <text:p>$1.00</text:p>
          </table:table-cell>
          <table:table-cell office:value-type="string" office:value="7,980,467,527">
            <text:p>7,980,467,527</text:p>
          </table:table-cell>
          <table:table-cell office:value-type="string" office:value="$1.06">
            <text:p>$1.06</text:p>
          </table:table-cell>
          <table:table-cell office:value-type="string" office:value="-5.40%">
            <text:p>-5.40%</text:p>
          </table:table-cell>
        </table:table-row>
        <table:table-row>
          <table:table-cell office:value-type="string" office:value="Litecoin">
            <text:p>Litecoin</text:p>
          </table:table-cell>
          <table:table-cell office:value-type="string" office:value="ltc">
            <text:p>ltc</text:p>
          </table:table-cell>
          <table:table-cell office:value-type="string" office:value="$103.47">
            <text:p>$103.47</text:p>
          </table:table-cell>
          <table:table-cell office:value-type="string" office:value="$7,812,650,773">
            <text:p>$7,812,650,773</text:p>
          </table:table-cell>
          <table:table-cell office:value-type="string" office:value="$1,259,267,937">
            <text:p>$1,259,267,937</text:p>
          </table:table-cell>
          <table:table-cell office:value-type="string" office:value="+0.31%">
            <text:p>+0.31%</text:p>
          </table:table-cell>
          <table:table-cell office:value-type="string" office:value="$104.93">
            <text:p>$104.93</text:p>
          </table:table-cell>
          <table:table-cell office:value-type="string" office:value="$95.46">
            <text:p>$95.46</text:p>
          </table:table-cell>
          <table:table-cell office:value-type="string" office:value="75,598,758">
            <text:p>75,598,758</text:p>
          </table:table-cell>
          <table:table-cell office:value-type="string" office:value="$410.26">
            <text:p>$410.26</text:p>
          </table:table-cell>
          <table:table-cell office:value-type="string" office:value="-74.81%">
            <text:p>-74.81%</text:p>
          </table:table-cell>
        </table:table-row>
        <table:table-row>
          <table:table-cell office:value-type="string" office:value="Shiba Inu">
            <text:p>Shiba Inu</text:p>
          </table:table-cell>
          <table:table-cell office:value-type="string" office:value="shib">
            <text:p>shib</text:p>
          </table:table-cell>
          <table:table-cell office:value-type="string" office:value="$0.00">
            <text:p>$0.00</text:p>
          </table:table-cell>
          <table:table-cell office:value-type="string" office:value="$7,720,319,198">
            <text:p>$7,720,319,198</text:p>
          </table:table-cell>
          <table:table-cell office:value-type="string" office:value="$305,409,489">
            <text:p>$305,409,489</text:p>
          </table:table-cell>
          <table:table-cell office:value-type="string" office:value="+3.06%">
            <text:p>+3.06%</text:p>
          </table:table-cell>
          <table:table-cell office:value-type="string" office:value="$0.00">
            <text:p>$0.00</text:p>
          </table:table-cell>
          <table:table-cell office:value-type="string" office:value="$0.00">
            <text:p>$0.00</text:p>
          </table:table-cell>
          <table:table-cell office:value-type="string" office:value="589,253,553,171,781">
            <text:p>589,253,553,171,781</text:p>
          </table:table-cell>
          <table:table-cell office:value-type="string" office:value="$0.00">
            <text:p>$0.00</text:p>
          </table:table-cell>
          <table:table-cell office:value-type="string" office:value="-84.80%">
            <text:p>-84.80%</text:p>
          </table:table-cell>
        </table:table-row>
        <table:table-row>
          <table:table-cell office:value-type="string" office:value="Toncoin">
            <text:p>Toncoin</text:p>
          </table:table-cell>
          <table:table-cell office:value-type="string" office:value="ton">
            <text:p>ton</text:p>
          </table:table-cell>
          <table:table-cell office:value-type="string" office:value="$3.03">
            <text:p>$3.03</text:p>
          </table:table-cell>
          <table:table-cell office:value-type="string" office:value="$7,480,047,366">
            <text:p>$7,480,047,366</text:p>
          </table:table-cell>
          <table:table-cell office:value-type="string" office:value="$253,973,907">
            <text:p>$253,973,907</text:p>
          </table:table-cell>
          <table:table-cell office:value-type="string" office:value="-0.55%">
            <text:p>-0.55%</text:p>
          </table:table-cell>
          <table:table-cell office:value-type="string" office:value="$3.17">
            <text:p>$3.17</text:p>
          </table:table-cell>
          <table:table-cell office:value-type="string" office:value="$2.96">
            <text:p>$2.96</text:p>
          </table:table-cell>
          <table:table-cell office:value-type="string" office:value="2,476,417,867">
            <text:p>2,476,417,867</text:p>
          </table:table-cell>
          <table:table-cell office:value-type="string" office:value="$8.25">
            <text:p>$8.25</text:p>
          </table:table-cell>
          <table:table-cell office:value-type="string" office:value="-63.33%">
            <text:p>-63.33%</text:p>
          </table:table-cell>
        </table:table-row>
        <table:table-row>
          <table:table-cell office:value-type="string" office:value="MANTRA">
            <text:p>MANTRA</text:p>
          </table:table-cell>
          <table:table-cell office:value-type="string" office:value="om">
            <text:p>om</text:p>
          </table:table-cell>
          <table:table-cell office:value-type="string" office:value="$7.20">
            <text:p>$7.20</text:p>
          </table:table-cell>
          <table:table-cell office:value-type="string" office:value="$7,024,640,687">
            <text:p>$7,024,640,687</text:p>
          </table:table-cell>
          <table:table-cell office:value-type="string" office:value="$195,009,105">
            <text:p>$195,009,105</text:p>
          </table:table-cell>
          <table:table-cell office:value-type="string" office:value="+5.02%">
            <text:p>+5.02%</text:p>
          </table:table-cell>
          <table:table-cell office:value-type="string" office:value="$7.26">
            <text:p>$7.26</text:p>
          </table:table-cell>
          <table:table-cell office:value-type="string" office:value="$6.60">
            <text:p>$6.60</text:p>
          </table:table-cell>
          <table:table-cell office:value-type="string" office:value="974,847,973">
            <text:p>974,847,973</text:p>
          </table:table-cell>
          <table:table-cell office:value-type="string" office:value="$8.99">
            <text:p>$8.99</text:p>
          </table:table-cell>
          <table:table-cell office:value-type="string" office:value="-19.89%">
            <text:p>-19.89%</text:p>
          </table:table-cell>
        </table:table-row>
        <table:table-row>
          <table:table-cell office:value-type="string" office:value="Bitcoin Cash">
            <text:p>Bitcoin Cash</text:p>
          </table:table-cell>
          <table:table-cell office:value-type="string" office:value="bch">
            <text:p>bch</text:p>
          </table:table-cell>
          <table:table-cell office:value-type="string" office:value="$353.60">
            <text:p>$353.60</text:p>
          </table:table-cell>
          <table:table-cell office:value-type="string" office:value="$7,018,163,062">
            <text:p>$7,018,163,062</text:p>
          </table:table-cell>
          <table:table-cell office:value-type="string" office:value="$481,018,271">
            <text:p>$481,018,271</text:p>
          </table:table-cell>
          <table:table-cell office:value-type="string" office:value="+13.48%">
            <text:p>+13.48%</text:p>
          </table:table-cell>
          <table:table-cell office:value-type="string" office:value="$355.73">
            <text:p>$355.73</text:p>
          </table:table-cell>
          <table:table-cell office:value-type="string" office:value="$294.18">
            <text:p>$294.18</text:p>
          </table:table-cell>
          <table:table-cell office:value-type="string" office:value="19,837,737">
            <text:p>19,837,737</text:p>
          </table:table-cell>
          <table:table-cell office:value-type="string" office:value="$3,785.82">
            <text:p>$3,785.82</text:p>
          </table:table-cell>
          <table:table-cell office:value-type="string" office:value="-90.65%">
            <text:p>-90.65%</text:p>
          </table:table-cell>
        </table:table-row>
        <table:table-row>
          <table:table-cell office:value-type="string" office:value="Polkadot">
            <text:p>Polkadot</text:p>
          </table:table-cell>
          <table:table-cell office:value-type="string" office:value="dot">
            <text:p>dot</text:p>
          </table:table-cell>
          <table:table-cell office:value-type="string" office:value="$4.37">
            <text:p>$4.37</text:p>
          </table:table-cell>
          <table:table-cell office:value-type="string" office:value="$6,658,024,904">
            <text:p>$6,658,024,904</text:p>
          </table:table-cell>
          <table:table-cell office:value-type="string" office:value="$275,749,590">
            <text:p>$275,749,590</text:p>
          </table:table-cell>
          <table:table-cell office:value-type="string" office:value="+2.07%">
            <text:p>+2.07%</text:p>
          </table:table-cell>
          <table:table-cell office:value-type="string" office:value="$4.42">
            <text:p>$4.42</text:p>
          </table:table-cell>
          <table:table-cell office:value-type="string" office:value="$4.06">
            <text:p>$4.06</text:p>
          </table:table-cell>
          <table:table-cell office:value-type="string" office:value="1,522,267,060">
            <text:p>1,522,267,060</text:p>
          </table:table-cell>
          <table:table-cell office:value-type="string" office:value="$54.98">
            <text:p>$54.98</text:p>
          </table:table-cell>
          <table:table-cell office:value-type="string" office:value="-92.05%">
            <text:p>-92.05%</text:p>
          </table:table-cell>
        </table:table-row>
        <table:table-row>
          <table:table-cell office:value-type="string" office:value="WETH">
            <text:p>WETH</text:p>
          </table:table-cell>
          <table:table-cell office:value-type="string" office:value="weth">
            <text:p>weth</text:p>
          </table:table-cell>
          <table:table-cell office:value-type="string" office:value="$2,215.77">
            <text:p>$2,215.77</text:p>
          </table:table-cell>
          <table:table-cell office:value-type="string" office:value="$6,370,416,637">
            <text:p>$6,370,416,637</text:p>
          </table:table-cell>
          <table:table-cell office:value-type="string" office:value="$1,358,796,843">
            <text:p>$1,358,796,843</text:p>
          </table:table-cell>
          <table:table-cell office:value-type="string" office:value="+5.95%">
            <text:p>+5.95%</text:p>
          </table:table-cell>
          <table:table-cell office:value-type="string" office:value="$2,221.08">
            <text:p>$2,221.08</text:p>
          </table:table-cell>
          <table:table-cell office:value-type="string" office:value="$2,022.75">
            <text:p>$2,022.75</text:p>
          </table:table-cell>
          <table:table-cell office:value-type="string" office:value="2,876,882">
            <text:p>2,876,882</text:p>
          </table:table-cell>
          <table:table-cell office:value-type="string" office:value="$4,799.89">
            <text:p>$4,799.89</text:p>
          </table:table-cell>
          <table:table-cell office:value-type="string" office:value="-53.85%">
            <text:p>-53.85%</text:p>
          </table:table-cell>
        </table:table-row>
        <table:table-row>
          <table:table-cell office:value-type="string" office:value="Hyperliquid">
            <text:p>Hyperliquid</text:p>
          </table:table-cell>
          <table:table-cell office:value-type="string" office:value="hype">
            <text:p>hype</text:p>
          </table:table-cell>
          <table:table-cell office:value-type="string" office:value="$17.41">
            <text:p>$17.41</text:p>
          </table:table-cell>
          <table:table-cell office:value-type="string" office:value="$5,785,509,010">
            <text:p>$5,785,509,010</text:p>
          </table:table-cell>
          <table:table-cell office:value-type="string" office:value="$262,063,456">
            <text:p>$262,063,456</text:p>
          </table:table-cell>
          <table:table-cell office:value-type="string" office:value="+7.25%">
            <text:p>+7.25%</text:p>
          </table:table-cell>
          <table:table-cell office:value-type="string" office:value="$17.91">
            <text:p>$17.91</text:p>
          </table:table-cell>
          <table:table-cell office:value-type="string" office:value="$15.48">
            <text:p>$15.48</text:p>
          </table:table-cell>
          <table:table-cell office:value-type="string" office:value="333,928,180">
            <text:p>333,928,180</text:p>
          </table:table-cell>
          <table:table-cell office:value-type="string" office:value="$34.96">
            <text:p>$34.96</text:p>
          </table:table-cell>
          <table:table-cell office:value-type="string" office:value="-50.53%">
            <text:p>-50.53%</text:p>
          </table:table-cell>
        </table:table-row>
        <table:table-row>
          <table:table-cell office:value-type="string" office:value="Ethena USDe">
            <text:p>Ethena USDe</text:p>
          </table:table-cell>
          <table:table-cell office:value-type="string" office:value="usde">
            <text:p>usde</text:p>
          </table:table-cell>
          <table:table-cell office:value-type="string" office:value="$1.00">
            <text:p>$1.00</text:p>
          </table:table-cell>
          <table:table-cell office:value-type="string" office:value="$5,442,744,459">
            <text:p>$5,442,744,459</text:p>
          </table:table-cell>
          <table:table-cell office:value-type="string" office:value="$91,641,732">
            <text:p>$91,641,732</text:p>
          </table:table-cell>
          <table:table-cell office:value-type="string" office:value="+0.06%">
            <text:p>+0.06%</text:p>
          </table:table-cell>
          <table:table-cell office:value-type="string" office:value="$1.00">
            <text:p>$1.00</text:p>
          </table:table-cell>
          <table:table-cell office:value-type="string" office:value="$1.00">
            <text:p>$1.00</text:p>
          </table:table-cell>
          <table:table-cell office:value-type="string" office:value="5,446,960,753">
            <text:p>5,446,960,753</text:p>
          </table:table-cell>
          <table:table-cell office:value-type="string" office:value="$1.03">
            <text:p>$1.03</text:p>
          </table:table-cell>
          <table:table-cell office:value-type="string" office:value="-3.17%">
            <text:p>-3.17%</text:p>
          </table:table-cell>
        </table:table-row>
        <table:table-row>
          <table:table-cell office:value-type="string" office:value="Bitget Token">
            <text:p>Bitget Token</text:p>
          </table:table-cell>
          <table:table-cell office:value-type="string" office:value="bgb">
            <text:p>bgb</text:p>
          </table:table-cell>
          <table:table-cell office:value-type="string" office:value="$4.36">
            <text:p>$4.36</text:p>
          </table:table-cell>
          <table:table-cell office:value-type="string" office:value="$5,238,042,555">
            <text:p>$5,238,042,555</text:p>
          </table:table-cell>
          <table:table-cell office:value-type="string" office:value="$269,326,212">
            <text:p>$269,326,212</text:p>
          </table:table-cell>
          <table:table-cell office:value-type="string" office:value="+4.22%">
            <text:p>+4.22%</text:p>
          </table:table-cell>
          <table:table-cell office:value-type="string" office:value="$4.39">
            <text:p>$4.39</text:p>
          </table:table-cell>
          <table:table-cell office:value-type="string" office:value="$4.03">
            <text:p>$4.03</text:p>
          </table:table-cell>
          <table:table-cell office:value-type="string" office:value="1,199,999,994">
            <text:p>1,199,999,994</text:p>
          </table:table-cell>
          <table:table-cell office:value-type="string" office:value="$8.45">
            <text:p>$8.45</text:p>
          </table:table-cell>
          <table:table-cell office:value-type="string" office:value="-48.45%">
            <text:p>-48.45%</text:p>
          </table:table-cell>
        </table:table-row>
        <table:table-row>
          <table:table-cell office:value-type="string" office:value="Wrapped eETH">
            <text:p>Wrapped eETH</text:p>
          </table:table-cell>
          <table:table-cell office:value-type="string" office:value="weeth">
            <text:p>weeth</text:p>
          </table:table-cell>
          <table:table-cell office:value-type="string" office:value="$2,351.21">
            <text:p>$2,351.21</text:p>
          </table:table-cell>
          <table:table-cell office:value-type="string" office:value="$4,513,162,512">
            <text:p>$4,513,162,512</text:p>
          </table:table-cell>
          <table:table-cell office:value-type="string" office:value="$14,076,189">
            <text:p>$14,076,189</text:p>
          </table:table-cell>
          <table:table-cell office:value-type="string" office:value="+5.77%">
            <text:p>+5.77%</text:p>
          </table:table-cell>
          <table:table-cell office:value-type="string" office:value="$2,353.61">
            <text:p>$2,353.61</text:p>
          </table:table-cell>
          <table:table-cell office:value-type="string" office:value="$2,145.21">
            <text:p>$2,145.21</text:p>
          </table:table-cell>
          <table:table-cell office:value-type="string" office:value="1,919,513">
            <text:p>1,919,513</text:p>
          </table:table-cell>
          <table:table-cell office:value-type="string" office:value="$4,311.81">
            <text:p>$4,311.81</text:p>
          </table:table-cell>
          <table:table-cell office:value-type="string" office:value="-45.40%">
            <text:p>-45.40%</text:p>
          </table:table-cell>
        </table:table-row>
        <table:table-row>
          <table:table-cell office:value-type="string" office:value="Uniswap">
            <text:p>Uniswap</text:p>
          </table:table-cell>
          <table:table-cell office:value-type="string" office:value="uni">
            <text:p>uni</text:p>
          </table:table-cell>
          <table:table-cell office:value-type="string" office:value="$7.43">
            <text:p>$7.43</text:p>
          </table:table-cell>
          <table:table-cell office:value-type="string" office:value="$4,460,562,959">
            <text:p>$4,460,562,959</text:p>
          </table:table-cell>
          <table:table-cell office:value-type="string" office:value="$337,645,293">
            <text:p>$337,645,293</text:p>
          </table:table-cell>
          <table:table-cell office:value-type="string" office:value="+9.01%">
            <text:p>+9.01%</text:p>
          </table:table-cell>
          <table:table-cell office:value-type="string" office:value="$7.43">
            <text:p>$7.43</text:p>
          </table:table-cell>
          <table:table-cell office:value-type="string" office:value="$6.57">
            <text:p>$6.57</text:p>
          </table:table-cell>
          <table:table-cell office:value-type="string" office:value="600,483,074">
            <text:p>600,483,074</text:p>
          </table:table-cell>
          <table:table-cell office:value-type="string" office:value="$44.92">
            <text:p>$44.92</text:p>
          </table:table-cell>
          <table:table-cell office:value-type="string" office:value="-83.47%">
            <text:p>-83.47%</text:p>
          </table:table-cell>
        </table:table-row>
        <table:table-row>
          <table:table-cell office:value-type="string" office:value="WhiteBIT Coin">
            <text:p>WhiteBIT Coin</text:p>
          </table:table-cell>
          <table:table-cell office:value-type="string" office:value="wbt">
            <text:p>wbt</text:p>
          </table:table-cell>
          <table:table-cell office:value-type="string" office:value="$29.69">
            <text:p>$29.69</text:p>
          </table:table-cell>
          <table:table-cell office:value-type="string" office:value="$4,280,025,674">
            <text:p>$4,280,025,674</text:p>
          </table:table-cell>
          <table:table-cell office:value-type="string" office:value="$78,275,728">
            <text:p>$78,275,728</text:p>
          </table:table-cell>
          <table:table-cell office:value-type="string" office:value="+0.40%">
            <text:p>+0.40%</text:p>
          </table:table-cell>
          <table:table-cell office:value-type="string" office:value="$29.95">
            <text:p>$29.95</text:p>
          </table:table-cell>
          <table:table-cell office:value-type="string" office:value="$29.06">
            <text:p>$29.06</text:p>
          </table:table-cell>
          <table:table-cell office:value-type="string" office:value="144,118,517">
            <text:p>144,118,517</text:p>
          </table:table-cell>
          <table:table-cell office:value-type="string" office:value="$31.28">
            <text:p>$31.28</text:p>
          </table:table-cell>
          <table:table-cell office:value-type="string" office:value="-5.10%">
            <text:p>-5.10%</text:p>
          </table:table-cell>
        </table:table-row>
        <table:table-row>
          <table:table-cell office:value-type="string" office:value="Monero">
            <text:p>Monero</text:p>
          </table:table-cell>
          <table:table-cell office:value-type="string" office:value="xmr">
            <text:p>xmr</text:p>
          </table:table-cell>
          <table:table-cell office:value-type="string" office:value="$228.40">
            <text:p>$228.40</text:p>
          </table:table-cell>
          <table:table-cell office:value-type="string" office:value="$4,211,360,120">
            <text:p>$4,211,360,120</text:p>
          </table:table-cell>
          <table:table-cell office:value-type="string" office:value="$77,368,398">
            <text:p>$77,368,398</text:p>
          </table:table-cell>
          <table:table-cell office:value-type="string" office:value="+6.44%">
            <text:p>+6.44%</text:p>
          </table:table-cell>
          <table:table-cell office:value-type="string" office:value="$229.08">
            <text:p>$229.08</text:p>
          </table:table-cell>
          <table:table-cell office:value-type="string" office:value="$212.16">
            <text:p>$212.16</text:p>
          </table:table-cell>
          <table:table-cell office:value-type="string" office:value="18,446,744">
            <text:p>18,446,744</text:p>
          </table:table-cell>
          <table:table-cell office:value-type="string" office:value="$542.33">
            <text:p>$542.33</text:p>
          </table:table-cell>
          <table:table-cell office:value-type="string" office:value="-57.89%">
            <text:p>-57.89%</text:p>
          </table:table-cell>
        </table:table-row>
        <table:table-row>
          <table:table-cell office:value-type="string" office:value="NEAR Protocol">
            <text:p>NEAR Protocol</text:p>
          </table:table-cell>
          <table:table-cell office:value-type="string" office:value="near">
            <text:p>near</text:p>
          </table:table-cell>
          <table:table-cell office:value-type="string" office:value="$2.88">
            <text:p>$2.88</text:p>
          </table:table-cell>
          <table:table-cell office:value-type="string" office:value="$3,426,500,072">
            <text:p>$3,426,500,072</text:p>
          </table:table-cell>
          <table:table-cell office:value-type="string" office:value="$310,008,809">
            <text:p>$310,008,809</text:p>
          </table:table-cell>
          <table:table-cell office:value-type="string" office:value="+1.98%">
            <text:p>+1.98%</text:p>
          </table:table-cell>
          <table:table-cell office:value-type="string" office:value="$2.92">
            <text:p>$2.92</text:p>
          </table:table-cell>
          <table:table-cell office:value-type="string" office:value="$2.59">
            <text:p>$2.59</text:p>
          </table:table-cell>
          <table:table-cell office:value-type="string" office:value="1,188,701,855">
            <text:p>1,188,701,855</text:p>
          </table:table-cell>
          <table:table-cell office:value-type="string" office:value="$20.44">
            <text:p>$20.44</text:p>
          </table:table-cell>
          <table:table-cell office:value-type="string" office:value="-85.92%">
            <text:p>-85.92%</text:p>
          </table:table-cell>
        </table:table-row>
        <table:table-row>
          <table:table-cell office:value-type="string" office:value="Aptos">
            <text:p>Aptos</text:p>
          </table:table-cell>
          <table:table-cell office:value-type="string" office:value="apt">
            <text:p>apt</text:p>
          </table:table-cell>
          <table:table-cell office:value-type="string" office:value="$5.68">
            <text:p>$5.68</text:p>
          </table:table-cell>
          <table:table-cell office:value-type="string" office:value="$3,348,740,314">
            <text:p>$3,348,740,314</text:p>
          </table:table-cell>
          <table:table-cell office:value-type="string" office:value="$319,756,059">
            <text:p>$319,756,059</text:p>
          </table:table-cell>
          <table:table-cell office:value-type="string" office:value="+3.70%">
            <text:p>+3.70%</text:p>
          </table:table-cell>
          <table:table-cell office:value-type="string" office:value="$5.67">
            <text:p>$5.67</text:p>
          </table:table-cell>
          <table:table-cell office:value-type="string" office:value="$5.09">
            <text:p>$5.09</text:p>
          </table:table-cell>
          <table:table-cell office:value-type="string" office:value="589,601,472">
            <text:p>589,601,472</text:p>
          </table:table-cell>
          <table:table-cell office:value-type="string" office:value="$19.92">
            <text:p>$19.92</text:p>
          </table:table-cell>
          <table:table-cell office:value-type="string" office:value="-72.05%">
            <text:p>-72.05%</text:p>
          </table:table-cell>
        </table:table-row>
        <table:table-row>
          <table:table-cell office:value-type="string" office:value="Aave">
            <text:p>Aave</text:p>
          </table:table-cell>
          <table:table-cell office:value-type="string" office:value="aave">
            <text:p>aave</text:p>
          </table:table-cell>
          <table:table-cell office:value-type="string" office:value="$220.70">
            <text:p>$220.70</text:p>
          </table:table-cell>
          <table:table-cell office:value-type="string" office:value="$3,328,669,536">
            <text:p>$3,328,669,536</text:p>
          </table:table-cell>
          <table:table-cell office:value-type="string" office:value="$908,026,662">
            <text:p>$908,026,662</text:p>
          </table:table-cell>
          <table:table-cell office:value-type="string" office:value="+26.78%">
            <text:p>+26.78%</text:p>
          </table:table-cell>
          <table:table-cell office:value-type="string" office:value="$220.36">
            <text:p>$220.36</text:p>
          </table:table-cell>
          <table:table-cell office:value-type="string" office:value="$173.25">
            <text:p>$173.25</text:p>
          </table:table-cell>
          <table:table-cell office:value-type="string" office:value="15,085,384">
            <text:p>15,085,384</text:p>
          </table:table-cell>
          <table:table-cell office:value-type="string" office:value="$661.69">
            <text:p>$661.69</text:p>
          </table:table-cell>
          <table:table-cell office:value-type="string" office:value="-66.70%">
            <text:p>-66.70%</text:p>
          </table:table-cell>
        </table:table-row>
        <table:table-row>
          <table:table-cell office:value-type="string" office:value="Dai">
            <text:p>Dai</text:p>
          </table:table-cell>
          <table:table-cell office:value-type="string" office:value="dai">
            <text:p>dai</text:p>
          </table:table-cell>
          <table:table-cell office:value-type="string" office:value="$1.00">
            <text:p>$1.00</text:p>
          </table:table-cell>
          <table:table-cell office:value-type="string" office:value="$3,279,236,066">
            <text:p>$3,279,236,066</text:p>
          </table:table-cell>
          <table:table-cell office:value-type="string" office:value="$147,965,532">
            <text:p>$147,965,532</text:p>
          </table:table-cell>
          <table:table-cell office:value-type="string" office:value="+0.01%">
            <text:p>+0.01%</text:p>
          </table:table-cell>
          <table:table-cell office:value-type="string" office:value="$1.00">
            <text:p>$1.00</text:p>
          </table:table-cell>
          <table:table-cell office:value-type="string" office:value="$1.00">
            <text:p>$1.00</text:p>
          </table:table-cell>
          <table:table-cell office:value-type="string" office:value="3,279,989,717">
            <text:p>3,279,989,717</text:p>
          </table:table-cell>
          <table:table-cell office:value-type="string" office:value="$1.22">
            <text:p>$1.22</text:p>
          </table:table-cell>
          <table:table-cell office:value-type="string" office:value="-17.97%">
            <text:p>-17.97%</text:p>
          </table:table-cell>
        </table:table-row>
        <table:table-row>
          <table:table-cell office:value-type="string" office:value="Ondo">
            <text:p>Ondo</text:p>
          </table:table-cell>
          <table:table-cell office:value-type="string" office:value="ondo">
            <text:p>ondo</text:p>
          </table:table-cell>
          <table:table-cell office:value-type="string" office:value="$1.01">
            <text:p>$1.01</text:p>
          </table:table-cell>
          <table:table-cell office:value-type="string" office:value="$3,179,763,913">
            <text:p>$3,179,763,913</text:p>
          </table:table-cell>
          <table:table-cell office:value-type="string" office:value="$314,244,899">
            <text:p>$314,244,899</text:p>
          </table:table-cell>
          <table:table-cell office:value-type="string" office:value="+9.54%">
            <text:p>+9.54%</text:p>
          </table:table-cell>
          <table:table-cell office:value-type="string" office:value="$1.01">
            <text:p>$1.01</text:p>
          </table:table-cell>
          <table:table-cell office:value-type="string" office:value="$0.88">
            <text:p>$0.88</text:p>
          </table:table-cell>
          <table:table-cell office:value-type="string" office:value="3,159,107,529">
            <text:p>3,159,107,529</text:p>
          </table:table-cell>
          <table:table-cell office:value-type="string" office:value="$2.14">
            <text:p>$2.14</text:p>
          </table:table-cell>
          <table:table-cell office:value-type="string" office:value="-52.96%">
            <text:p>-52.96%</text:p>
          </table:table-cell>
        </table:table-row>
        <table:table-row>
          <table:table-cell office:value-type="string" office:value="sUSDS">
            <text:p>sUSDS</text:p>
          </table:table-cell>
          <table:table-cell office:value-type="string" office:value="susds">
            <text:p>susds</text:p>
          </table:table-cell>
          <table:table-cell office:value-type="string" office:value="$1.04">
            <text:p>$1.04</text:p>
          </table:table-cell>
          <table:table-cell office:value-type="string" office:value="$3,021,875,213">
            <text:p>$3,021,875,213</text:p>
          </table:table-cell>
          <table:table-cell office:value-type="string" office:value="$2,111,509">
            <text:p>$2,111,509</text:p>
          </table:table-cell>
          <table:table-cell office:value-type="string" office:value="-0.01%">
            <text:p>-0.01%</text:p>
          </table:table-cell>
          <table:table-cell office:value-type="string" office:value="$1.05">
            <text:p>$1.05</text:p>
          </table:table-cell>
          <table:table-cell office:value-type="string" office:value="$1.04">
            <text:p>$1.04</text:p>
          </table:table-cell>
          <table:table-cell office:value-type="string" office:value="2,904,218,283">
            <text:p>2,904,218,283</text:p>
          </table:table-cell>
          <table:table-cell office:value-type="string" office:value="$1.09">
            <text:p>$1.09</text:p>
          </table:table-cell>
          <table:table-cell office:value-type="string" office:value="-4.24%">
            <text:p>-4.24%</text:p>
          </table:table-cell>
        </table:table-row>
        <table:table-row>
          <table:table-cell office:value-type="string" office:value="Pepe">
            <text:p>Pepe</text:p>
          </table:table-cell>
          <table:table-cell office:value-type="string" office:value="pepe">
            <text:p>pepe</text:p>
          </table:table-cell>
          <table:table-cell office:value-type="string" office:value="$0.00">
            <text:p>$0.00</text:p>
          </table:table-cell>
          <table:table-cell office:value-type="string" office:value="$2,966,280,279">
            <text:p>$2,966,280,279</text:p>
          </table:table-cell>
          <table:table-cell office:value-type="string" office:value="$899,414,458">
            <text:p>$899,414,458</text:p>
          </table:table-cell>
          <table:table-cell office:value-type="string" office:value="+1.49%">
            <text:p>+1.49%</text:p>
          </table:table-cell>
          <table:table-cell office:value-type="string" office:value="$0.00">
            <text:p>$0.00</text:p>
          </table:table-cell>
          <table:table-cell office:value-type="string" office:value="$0.00">
            <text:p>$0.00</text:p>
          </table:table-cell>
          <table:table-cell office:value-type="string" office:value="420,690,000,000,000">
            <text:p>420,690,000,000,000</text:p>
          </table:table-cell>
          <table:table-cell office:value-type="string" office:value="$0.00">
            <text:p>$0.00</text:p>
          </table:table-cell>
          <table:table-cell office:value-type="string" office:value="-74.81%">
            <text:p>-74.81%</text:p>
          </table:table-cell>
        </table:table-row>
        <table:table-row>
          <table:table-cell office:value-type="string" office:value="Internet Computer">
            <text:p>Internet Computer</text:p>
          </table:table-cell>
          <table:table-cell office:value-type="string" office:value="icp">
            <text:p>icp</text:p>
          </table:table-cell>
          <table:table-cell office:value-type="string" office:value="$6.13">
            <text:p>$6.13</text:p>
          </table:table-cell>
          <table:table-cell office:value-type="string" office:value="$2,950,072,929">
            <text:p>$2,950,072,929</text:p>
          </table:table-cell>
          <table:table-cell office:value-type="string" office:value="$112,393,730">
            <text:p>$112,393,730</text:p>
          </table:table-cell>
          <table:table-cell office:value-type="string" office:value="+3.17%">
            <text:p>+3.17%</text:p>
          </table:table-cell>
          <table:table-cell office:value-type="string" office:value="$6.16">
            <text:p>$6.16</text:p>
          </table:table-cell>
          <table:table-cell office:value-type="string" office:value="$5.68">
            <text:p>$5.68</text:p>
          </table:table-cell>
          <table:table-cell office:value-type="string" office:value="481,440,945">
            <text:p>481,440,945</text:p>
          </table:table-cell>
          <table:table-cell office:value-type="string" office:value="$700.65">
            <text:p>$700.65</text:p>
          </table:table-cell>
          <table:table-cell office:value-type="string" office:value="-99.13%">
            <text:p>-99.13%</text:p>
          </table:table-cell>
        </table:table-row>
        <table:table-row>
          <table:table-cell office:value-type="string" office:value="Ethereum Classic">
            <text:p>Ethereum Classic</text:p>
          </table:table-cell>
          <table:table-cell office:value-type="string" office:value="etc">
            <text:p>etc</text:p>
          </table:table-cell>
          <table:table-cell office:value-type="string" office:value="$19.33">
            <text:p>$19.33</text:p>
          </table:table-cell>
          <table:table-cell office:value-type="string" office:value="$2,914,988,668">
            <text:p>$2,914,988,668</text:p>
          </table:table-cell>
          <table:table-cell office:value-type="string" office:value="$118,632,825">
            <text:p>$118,632,825</text:p>
          </table:table-cell>
          <table:table-cell office:value-type="string" office:value="+4.79%">
            <text:p>+4.79%</text:p>
          </table:table-cell>
          <table:table-cell office:value-type="string" office:value="$19.33">
            <text:p>$19.33</text:p>
          </table:table-cell>
          <table:table-cell office:value-type="string" office:value="$17.96">
            <text:p>$17.96</text:p>
          </table:table-cell>
          <table:table-cell office:value-type="string" office:value="150,990,881">
            <text:p>150,990,881</text:p>
          </table:table-cell>
          <table:table-cell office:value-type="string" office:value="$167.09">
            <text:p>$167.09</text:p>
          </table:table-cell>
          <table:table-cell office:value-type="string" office:value="-88.44%">
            <text:p>-88.44%</text:p>
          </table:table-cell>
        </table:table-row>
        <table:table-row>
          <table:table-cell office:value-type="string" office:value="Gate">
            <text:p>Gate</text:p>
          </table:table-cell>
          <table:table-cell office:value-type="string" office:value="gt">
            <text:p>gt</text:p>
          </table:table-cell>
          <table:table-cell office:value-type="string" office:value="$21.32">
            <text:p>$21.32</text:p>
          </table:table-cell>
          <table:table-cell office:value-type="string" office:value="$2,685,171,571">
            <text:p>$2,685,171,571</text:p>
          </table:table-cell>
          <table:table-cell office:value-type="string" office:value="$16,289,834">
            <text:p>$16,289,834</text:p>
          </table:table-cell>
          <table:table-cell office:value-type="string" office:value="+6.81%">
            <text:p>+6.81%</text:p>
          </table:table-cell>
          <table:table-cell office:value-type="string" office:value="$21.76">
            <text:p>$21.76</text:p>
          </table:table-cell>
          <table:table-cell office:value-type="string" office:value="$19.71">
            <text:p>$19.71</text:p>
          </table:table-cell>
          <table:table-cell office:value-type="string" office:value="125,815,473">
            <text:p>125,815,473</text:p>
          </table:table-cell>
          <table:table-cell office:value-type="string" office:value="$25.94">
            <text:p>$25.94</text:p>
          </table:table-cell>
          <table:table-cell office:value-type="string" office:value="-17.84%">
            <text:p>-17.84%</text:p>
          </table:table-cell>
        </table:table-row>
        <table:table-row>
          <table:table-cell office:value-type="string" office:value="Official Trump">
            <text:p>Official Trump</text:p>
          </table:table-cell>
          <table:table-cell office:value-type="string" office:value="trump">
            <text:p>trump</text:p>
          </table:table-cell>
          <table:table-cell office:value-type="string" office:value="$13.16">
            <text:p>$13.16</text:p>
          </table:table-cell>
          <table:table-cell office:value-type="string" office:value="$2,621,862,561">
            <text:p>$2,621,862,561</text:p>
          </table:table-cell>
          <table:table-cell office:value-type="string" office:value="$1,396,031,361">
            <text:p>$1,396,031,361</text:p>
          </table:table-cell>
          <table:table-cell office:value-type="string" office:value="+6.56%">
            <text:p>+6.56%</text:p>
          </table:table-cell>
          <table:table-cell office:value-type="string" office:value="$13.55">
            <text:p>$13.55</text:p>
          </table:table-cell>
          <table:table-cell office:value-type="string" office:value="$11.89">
            <text:p>$11.89</text:p>
          </table:table-cell>
          <table:table-cell office:value-type="string" office:value="199,999,977">
            <text:p>199,999,977</text:p>
          </table:table-cell>
          <table:table-cell office:value-type="string" office:value="$73.43">
            <text:p>$73.43</text:p>
          </table:table-cell>
          <table:table-cell office:value-type="string" office:value="-82.14%">
            <text:p>-82.14%</text:p>
          </table:table-cell>
        </table:table-row>
        <table:table-row>
          <table:table-cell office:value-type="string" office:value="OKB">
            <text:p>OKB</text:p>
          </table:table-cell>
          <table:table-cell office:value-type="string" office:value="okb">
            <text:p>okb</text:p>
          </table:table-cell>
          <table:table-cell office:value-type="string" office:value="$43.01">
            <text:p>$43.01</text:p>
          </table:table-cell>
          <table:table-cell office:value-type="string" office:value="$2,576,172,949">
            <text:p>$2,576,172,949</text:p>
          </table:table-cell>
          <table:table-cell office:value-type="string" office:value="$10,897,849">
            <text:p>$10,897,849</text:p>
          </table:table-cell>
          <table:table-cell office:value-type="string" office:value="+1.65%">
            <text:p>+1.65%</text:p>
          </table:table-cell>
          <table:table-cell office:value-type="string" office:value="$43.38">
            <text:p>$43.38</text:p>
          </table:table-cell>
          <table:table-cell office:value-type="string" office:value="$40.22">
            <text:p>$40.22</text:p>
          </table:table-cell>
          <table:table-cell office:value-type="string" office:value="60,000,000">
            <text:p>60,000,000</text:p>
          </table:table-cell>
          <table:table-cell office:value-type="string" office:value="$73.80">
            <text:p>$73.80</text:p>
          </table:table-cell>
          <table:table-cell office:value-type="string" office:value="-41.85%">
            <text:p>-41.85%</text:p>
          </table:table-cell>
        </table:table-row>
        <table:table-row>
          <table:table-cell office:value-type="string" office:value="Coinbase Wrapped BTC">
            <text:p>Coinbase Wrapped BTC</text:p>
          </table:table-cell>
          <table:table-cell office:value-type="string" office:value="cbbtc">
            <text:p>cbbtc</text:p>
          </table:table-cell>
          <table:table-cell office:value-type="string" office:value="$87,799.00">
            <text:p>$87,799.00</text:p>
          </table:table-cell>
          <table:table-cell office:value-type="string" office:value="$2,525,183,506">
            <text:p>$2,525,183,506</text:p>
          </table:table-cell>
          <table:table-cell office:value-type="string" office:value="$404,790,062">
            <text:p>$404,790,062</text:p>
          </table:table-cell>
          <table:table-cell office:value-type="string" office:value="+4.92%">
            <text:p>+4.92%</text:p>
          </table:table-cell>
          <table:table-cell office:value-type="string" office:value="$88,907.00">
            <text:p>$88,907.00</text:p>
          </table:table-cell>
          <table:table-cell office:value-type="string" office:value="$82,203.00">
            <text:p>$82,203.00</text:p>
          </table:table-cell>
          <table:table-cell office:value-type="string" office:value="28,760">
            <text:p>28,760</text:p>
          </table:table-cell>
          <table:table-cell office:value-type="string" office:value="$108,953.00">
            <text:p>$108,953.00</text:p>
          </table:table-cell>
          <table:table-cell office:value-type="string" office:value="-19.43%">
            <text:p>-19.43%</text:p>
          </table:table-cell>
        </table:table-row>
        <table:table-row>
          <table:table-cell office:value-type="string" office:value="Bittensor">
            <text:p>Bittensor</text:p>
          </table:table-cell>
          <table:table-cell office:value-type="string" office:value="tao">
            <text:p>tao</text:p>
          </table:table-cell>
          <table:table-cell office:value-type="string" office:value="$295.34">
            <text:p>$295.34</text:p>
          </table:table-cell>
          <table:table-cell office:value-type="string" office:value="$2,493,448,684">
            <text:p>$2,493,448,684</text:p>
          </table:table-cell>
          <table:table-cell office:value-type="string" office:value="$189,225,104">
            <text:p>$189,225,104</text:p>
          </table:table-cell>
          <table:table-cell office:value-type="string" office:value="+4.96%">
            <text:p>+4.96%</text:p>
          </table:table-cell>
          <table:table-cell office:value-type="string" office:value="$295.94">
            <text:p>$295.94</text:p>
          </table:table-cell>
          <table:table-cell office:value-type="string" office:value="$263.27">
            <text:p>$263.27</text:p>
          </table:table-cell>
          <table:table-cell office:value-type="string" office:value="8,440,582">
            <text:p>8,440,582</text:p>
          </table:table-cell>
          <table:table-cell office:value-type="string" office:value="$757.60">
            <text:p>$757.60</text:p>
          </table:table-cell>
          <table:table-cell office:value-type="string" office:value="-61.22%">
            <text:p>-61.22%</text:p>
          </table:table-cell>
        </table:table-row>
        <table:table-row>
          <table:table-cell office:value-type="string" office:value="Mantle">
            <text:p>Mantle</text:p>
          </table:table-cell>
          <table:table-cell office:value-type="string" office:value="mnt">
            <text:p>mnt</text:p>
          </table:table-cell>
          <table:table-cell office:value-type="string" office:value="$0.73">
            <text:p>$0.73</text:p>
          </table:table-cell>
          <table:table-cell office:value-type="string" office:value="$2,472,727,967">
            <text:p>$2,472,727,967</text:p>
          </table:table-cell>
          <table:table-cell office:value-type="string" office:value="$75,905,933">
            <text:p>$75,905,933</text:p>
          </table:table-cell>
          <table:table-cell office:value-type="string" office:value="+1.70%">
            <text:p>+1.70%</text:p>
          </table:table-cell>
          <table:table-cell office:value-type="string" office:value="$0.74">
            <text:p>$0.74</text:p>
          </table:table-cell>
          <table:table-cell office:value-type="string" office:value="$0.71">
            <text:p>$0.71</text:p>
          </table:table-cell>
          <table:table-cell office:value-type="string" office:value="3,364,694,383">
            <text:p>3,364,694,383</text:p>
          </table:table-cell>
          <table:table-cell office:value-type="string" office:value="$1.54">
            <text:p>$1.54</text:p>
          </table:table-cell>
          <table:table-cell office:value-type="string" office:value="-52.28%">
            <text:p>-52.28%</text:p>
          </table:table-cell>
        </table:table-row>
      </table:table>
      <table:table table:name="Analysis">
        <table:table-row>
          <table:table-cell office:value-type="string" office:value="TOP 5 BY MARKET CAP">
            <text:p>TOP 5 BY MARKET CAP</text:p>
          </table:table-cell>
        </table:table-row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Market Capitalization">
            <text:p>Market Capitalization</text:p>
          </table:table-cell>
          <table:table-cell table:style-name="pd1" office:value-type="string" office:value="Price Change (24h %)">
            <text:p>Price Change (24h %)</text:p>
          </table:table-cell>
          <table:table-cell table:style-name="pd1" office:value-type="string" office:value="24-hour Trading Volume">
            <text:p>24-hour Trading Volume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string" office:value="$87,878.00">
            <text:p>$87,878.00</text:p>
          </table:table-cell>
          <table:table-cell office:value-type="string" office:value="$1,741,990,176,586">
            <text:p>$1,741,990,176,586</text:p>
          </table:table-cell>
          <table:table-cell office:value-type="string" office:value="+4.92%">
            <text:p>+4.92%</text:p>
          </table:table-cell>
          <table:table-cell office:value-type="string" office:value="$59,225,662,657">
            <text:p>$59,225,662,657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string" office:value="$2,217.18">
            <text:p>$2,217.18</text:p>
          </table:table-cell>
          <table:table-cell office:value-type="string" office:value="$267,220,613,415">
            <text:p>$267,220,613,415</text:p>
          </table:table-cell>
          <table:table-cell office:value-type="string" office:value="+5.86%">
            <text:p>+5.86%</text:p>
          </table:table-cell>
          <table:table-cell office:value-type="string" office:value="$29,475,639,521">
            <text:p>$29,475,639,521</text:p>
          </table:table-cell>
        </table:table-row>
        <table:table-row>
          <table:table-cell office:value-type="string" office:value="XRP">
            <text:p>XRP</text:p>
          </table:table-cell>
          <table:table-cell office:value-type="string" office:value="$2.48">
            <text:p>$2.48</text:p>
          </table:table-cell>
          <table:table-cell office:value-type="string" office:value="$143,391,504,920">
            <text:p>$143,391,504,920</text:p>
          </table:table-cell>
          <table:table-cell office:value-type="string" office:value="+5.20%">
            <text:p>+5.20%</text:p>
          </table:table-cell>
          <table:table-cell office:value-type="string" office:value="$8,075,805,826">
            <text:p>$8,075,805,826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string" office:value="$1.00">
            <text:p>$1.00</text:p>
          </table:table-cell>
          <table:table-cell office:value-type="string" office:value="$142,464,233,298">
            <text:p>$142,464,233,298</text:p>
          </table:table-cell>
          <table:table-cell office:value-type="string" office:value="+0.04%">
            <text:p>+0.04%</text:p>
          </table:table-cell>
          <table:table-cell office:value-type="string" office:value="$95,811,012,158">
            <text:p>$95,811,012,158</text:p>
          </table:table-cell>
        </table:table-row>
        <table:table-row>
          <table:table-cell office:value-type="string" office:value="BNB">
            <text:p>BNB</text:p>
          </table:table-cell>
          <table:table-cell office:value-type="string" office:value="$599.28">
            <text:p>$599.28</text:p>
          </table:table-cell>
          <table:table-cell office:value-type="string" office:value="$87,355,706,732">
            <text:p>$87,355,706,732</text:p>
          </table:table-cell>
          <table:table-cell office:value-type="string" office:value="+5.69%">
            <text:p>+5.69%</text:p>
          </table:table-cell>
          <table:table-cell office:value-type="string" office:value="$1,047,317,447">
            <text:p>$1,047,317,447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BIGGEST GAINERS">
            <text:p>BIGGEST GAINERS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Aave">
            <text:p>Aave</text:p>
          </table:table-cell>
          <table:table-cell office:value-type="string" office:value="$220.70">
            <text:p>$220.70</text:p>
          </table:table-cell>
          <table:table-cell office:value-type="string" office:value="+26.78%">
            <text:p>+26.78%</text:p>
          </table:table-cell>
        </table:table-row>
        <table:table-row>
          <table:table-cell office:value-type="string" office:value="Cardano">
            <text:p>Cardano</text:p>
          </table:table-cell>
          <table:table-cell office:value-type="string" office:value="$0.95">
            <text:p>$0.95</text:p>
          </table:table-cell>
          <table:table-cell office:value-type="string" office:value="+16.22%">
            <text:p>+16.22%</text:p>
          </table:table-cell>
        </table:table-row>
        <table:table-row>
          <table:table-cell office:value-type="string" office:value="Chainlink">
            <text:p>Chainlink</text:p>
          </table:table-cell>
          <table:table-cell office:value-type="string" office:value="$15.72">
            <text:p>$15.72</text:p>
          </table:table-cell>
          <table:table-cell office:value-type="string" office:value="+13.75%">
            <text:p>+13.75%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BIGGEST LOSERS">
            <text:p>BIGGEST LOSERS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Toncoin">
            <text:p>Toncoin</text:p>
          </table:table-cell>
          <table:table-cell office:value-type="string" office:value="$3.03">
            <text:p>$3.03</text:p>
          </table:table-cell>
          <table:table-cell office:value-type="string" office:value="-0.55%">
            <text:p>-0.55%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string" office:value="$9.92">
            <text:p>$9.92</text:p>
          </table:table-cell>
          <table:table-cell office:value-type="string" office:value="-0.20%">
            <text:p>-0.20%</text:p>
          </table:table-cell>
        </table:table-row>
        <table:table-row>
          <table:table-cell office:value-type="string" office:value="sUSDS">
            <text:p>sUSDS</text:p>
          </table:table-cell>
          <table:table-cell office:value-type="string" office:value="$1.04">
            <text:p>$1.04</text:p>
          </table:table-cell>
          <table:table-cell office:value-type="string" office:value="-0.01%">
            <text:p>-0.01%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MOST ACTIVE">
            <text:p>MOST ACTIVE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24-hour Trading Volume">
            <text:p>24-hour Trading Volume</text:p>
          </table:table-cell>
          <table:table-cell table:style-name="pd1" office:value-type="string" office:value="Price Change (24h %)">
            <text:p>Price Change (24h %)</text:p>
          </table:table-cell>
        </table:table-row>
        <table:table-row>
          <table:table-cell office:value-type="string" office:value="Tether">
            <text:p>Tether</text:p>
          </table:table-cell>
          <table:table-cell office:value-type="string" office:value="$95,811,012,158">
            <text:p>$95,811,012,158</text:p>
          </table:table-cell>
          <table:table-cell office:value-type="string" office:value="+0.04%">
            <text:p>+0.04%</text:p>
          </table:table-cell>
        </table:table-row>
        <table:table-row>
          <table:table-cell office:value-type="string" office:value="Bitcoin">
            <text:p>Bitcoin</text:p>
          </table:table-cell>
          <table:table-cell office:value-type="string" office:value="$59,225,662,657">
            <text:p>$59,225,662,657</text:p>
          </table:table-cell>
          <table:table-cell office:value-type="string" office:value="+4.92%">
            <text:p>+4.92%</text:p>
          </table:table-cell>
        </table:table-row>
        <table:table-row>
          <table:table-cell office:value-type="string" office:value="Ethereum">
            <text:p>Ethereum</text:p>
          </table:table-cell>
          <table:table-cell office:value-type="string" office:value="$29,475,639,521">
            <text:p>$29,475,639,521</text:p>
          </table:table-cell>
          <table:table-cell office:value-type="string" office:value="+5.86%">
            <text:p>+5.86%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office:value-type="string" office:value="CLOSEST TO ATH">
            <text:p>CLOSEST TO ATH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/>
        <table:table-row>
          <table:table-cell table:style-name="pd1" office:value-type="string" office:value="Cryptocurrency Name">
            <text:p>Cryptocurrency Name</text:p>
          </table:table-cell>
          <table:table-cell table:style-name="pd1" office:value-type="string" office:value="Current Price (USD)">
            <text:p>Current Price (USD)</text:p>
          </table:table-cell>
          <table:table-cell table:style-name="pd1" office:value-type="string" office:value="All Time High">
            <text:p>All Time High</text:p>
          </table:table-cell>
          <table:table-cell table:style-name="pd1" office:value-type="string" office:value="ATH Change %">
            <text:p>ATH Change %</text:p>
          </table:table-cell>
        </table:table-row>
        <table:table-row>
          <table:table-cell office:value-type="string" office:value="LEO Token">
            <text:p>LEO Token</text:p>
          </table:table-cell>
          <table:table-cell office:value-type="string" office:value="$9.92">
            <text:p>$9.92</text:p>
          </table:table-cell>
          <table:table-cell office:value-type="string" office:value="$10.07">
            <text:p>$10.07</text:p>
          </table:table-cell>
          <table:table-cell office:value-type="string" office:value="-1.56%">
            <text:p>-1.56%</text:p>
          </table:table-cell>
        </table:table-row>
        <table:table-row>
          <table:table-cell office:value-type="string" office:value="Ethena USDe">
            <text:p>Ethena USDe</text:p>
          </table:table-cell>
          <table:table-cell office:value-type="string" office:value="$1.00">
            <text:p>$1.00</text:p>
          </table:table-cell>
          <table:table-cell office:value-type="string" office:value="$1.03">
            <text:p>$1.03</text:p>
          </table:table-cell>
          <table:table-cell office:value-type="string" office:value="-3.17%">
            <text:p>-3.17%</text:p>
          </table:table-cell>
        </table:table-row>
        <table:table-row>
          <table:table-cell office:value-type="string" office:value="sUSDS">
            <text:p>sUSDS</text:p>
          </table:table-cell>
          <table:table-cell office:value-type="string" office:value="$1.04">
            <text:p>$1.04</text:p>
          </table:table-cell>
          <table:table-cell office:value-type="string" office:value="$1.09">
            <text:p>$1.09</text:p>
          </table:table-cell>
          <table:table-cell office:value-type="string" office:value="-4.24%">
            <text:p>-4.2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